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IZARME BUEZO, GIV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78181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BANCAY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0270425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IZARME BUEZO, GIVA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78181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/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6 - Pato BB Criollo</text:p>
          </table:table-cell>
          <table:table-cell table:style-name="Tableau1.A2" office:value-type="string">
            <text:p text:style-name="P9">7.56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60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0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445076</text:p>
          </table:table-cell>
          <table:table-cell table:style-name="Tabla2.D3" office:value-type="string">
            <text:p text:style-name="P17">60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4/08/2021</text:p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>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28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